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 ($)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 Ext</text:p>
          </table:table-cell>
          <table:table-cell table:style-name="ce6" office:value-type="string" calcext:value-type="string">
            <text:p>Pwd 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Ice Rock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i</text:p>
          </table:table-cell>
          <table:table-cell office:value-type="string" calcext:value-type="string">
            <text:p>Strong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formula="of:=SUM([.F3:.J3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/>
          <table:table-cell table:formula="of:=SUM([.F5:.J5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7:.J7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9:.J9])" office:value-type="float" office:value="6" calcext:value-type="float">
            <text:p>6</text:p>
          </table:table-cell>
          <table:table-cell office:value-type="string" calcext:value-type="string">
            <text:p>with o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11:.J11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13:.J13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formula="of:=SUM([.F15:.J15])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formula="of:=SUM([.F17:.J17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19:.J19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formula="of:=SUM([.F21:.J21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formula="of:=SUM([.F23:.J23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formula="of:=SUM([.F25:.J25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 Fedora “w/ perfume &amp; a plum”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1:42:38.200537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29T01:52:14.870398565</dc:date>
    <meta:editing-duration>PT23H18M3S</meta:editing-duration>
    <meta:editing-cycles>17</meta:editing-cycles>
    <meta:generator>LibreOffice/6.0.7.3$Linux_X86_64 LibreOffice_project/00m0$Build-3</meta:generator>
    <meta:document-statistic meta:table-count="1" meta:cell-count="317" meta:object-count="0"/>
  </office:meta>
</office:document-meta>
</file>